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200591CE03E4C2ABDA9.png" manifest:media-type="image/png"/>
  <manifest:file-entry manifest:full-path="Pictures/100002010000040000000200612AE3E5694F5CA7.png" manifest:media-type="image/png"/>
  <manifest:file-entry manifest:full-path="Pictures/1000020100000400000002004316A19D5F898457.png" manifest:media-type="image/png"/>
  <manifest:file-entry manifest:full-path="Pictures/100002010000040000000200F2FF2EDE6F7AA9EB.png" manifest:media-type="image/png"/>
  <manifest:file-entry manifest:full-path="Pictures/100002010000040000000200D2F418F03865959A.png" manifest:media-type="image/png"/>
  <manifest:file-entry manifest:full-path="Pictures/100002010000040000000200D76BBC66256A0CF3.png" manifest:media-type="image/png"/>
  <manifest:file-entry manifest:full-path="Pictures/100002010000040000000200ED16EC6C2777410A.png" manifest:media-type="image/png"/>
  <manifest:file-entry manifest:full-path="Pictures/100002010000040000000200F52750C011C5B9EE.png" manifest:media-type="image/png"/>
  <manifest:file-entry manifest:full-path="Pictures/100002010000040000000200C2415EB48B1A4AA3.png" manifest:media-type="image/png"/>
  <manifest:file-entry manifest:full-path="Pictures/1000020100000400000002009E4B6C9A775CA272.png" manifest:media-type="image/png"/>
  <manifest:file-entry manifest:full-path="Pictures/100002010000040000000200C25481BEA204A761.png" manifest:media-type="image/png"/>
  <manifest:file-entry manifest:full-path="Pictures/10000201000004000000020041659D88BA8EC776.png" manifest:media-type="image/png"/>
  <manifest:file-entry manifest:full-path="Pictures/100002010000040000000200791A7B5E2FE0D93F.png" manifest:media-type="image/png"/>
  <manifest:file-entry manifest:full-path="Pictures/1000020100000400000002000F0C45711C2538A2.png" manifest:media-type="image/png"/>
  <manifest:file-entry manifest:full-path="Pictures/100002010000040000000200A6F6FCD43F41AFA2.png" manifest:media-type="image/png"/>
  <manifest:file-entry manifest:full-path="Pictures/100002010000040000000200F3C60FDF56C34286.png" manifest:media-type="image/png"/>
  <manifest:file-entry manifest:full-path="Pictures/1000020100000400000002009E80BB42D0DE214B.png" manifest:media-type="image/png"/>
  <manifest:file-entry manifest:full-path="Pictures/100002010000040000000200158A577729A6ECAF.png" manifest:media-type="image/png"/>
  <manifest:file-entry manifest:full-path="Pictures/1000020100000400000002008869993C400F96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D2F418F0386595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ED16EC6C277741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D76BBC66256A0C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F2FF2EDE6F7AA9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612AE3E5694F5C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C2415EB48B1A4A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9E4B6C9A775CA2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591CE03E4C2AB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C25481BEA204A7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41659D88BA8EC7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791A7B5E2FE0D9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4316A19D5F8984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0F0C45711C2538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A6F6FCD43F41AF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F3C60FDF56C342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F52750C011C5B9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9E80BB42D0DE21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595cm" svg:y="1.181cm">
          <draw:image xlink:href="Pictures/100002010000040000000200158A577729A6EC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88cm" svg:height="13.543cm" svg:x="0.6cm" svg:y="1.2cm">
          <draw:image xlink:href="Pictures/1000020100000400000002008869993C400F96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508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508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5:47:28.661000000</meta:creation-date>
    <dc:date>2018-10-16T15:57:14.471000000</dc:date>
    <meta:editing-duration>PT9M46S</meta:editing-duration>
    <meta:editing-cycles>1</meta:editing-cycles>
    <meta:document-statistic meta:object-count="78"/>
    <meta:generator>LibreOffice/5.4.7.2$Windows_X86_64 LibreOffice_project/c838ef25c16710f8838b1faec480ebba495259d0</meta:generator>
  </office:meta>
</office:document-meta>
</file>